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: Given test cases and testing for multiple responses and end sentential </text:p>
      <text:p text:style-name="Standard">This is a cash register enter amount due and amount paid for the largest denominations to pay out.</text:p>
      <text:p text:style-name="Standard">Please enter amount due or 0 to quit: <text:s/>2.08</text:p>
      <text:p text:style-name="Standard">Please enter amount paid: 50</text:p>
      <text:p text:style-name="Standard">Amount paid: <text:s text:c="3"/>$50.0</text:p>
      <text:p text:style-name="Standard">Amount due: <text:s text:c="5"/>2.08</text:p>
      <text:p text:style-name="Standard">change Due <text:s text:c="5"/>$47.92</text:p>
      <text:p text:style-name="Standard">pay as: </text:p>
      <text:p text:style-name="Standard"><text:s text:c="17"/>2 Twenty dollar bill(s)</text:p>
      <text:p text:style-name="Standard"><text:s text:c="17"/>1 Five dollar bill(s)</text:p>
      <text:p text:style-name="Standard"><text:s text:c="17"/>2 One dollar bill(s)</text:p>
      <text:p text:style-name="Standard"><text:s text:c="17"/>3 Quarter(s)</text:p>
      <text:p text:style-name="Standard"><text:s text:c="17"/>1 Dime(s)</text:p>
      <text:p text:style-name="Standard"><text:s text:c="17"/>1 Nickel(s)</text:p>
      <text:p text:style-name="Standard"><text:s text:c="17"/>2 Penny(s)</text:p>
      <text:p text:style-name="Standard">Please enter amount due or 0 to quit: <text:s/>2.74</text:p>
      <text:p text:style-name="Standard">Please enter amount paid: 10</text:p>
      <text:p text:style-name="Standard">Amount paid: <text:s text:c="3"/>$10.0</text:p>
      <text:p text:style-name="Standard">Amount due: <text:s text:c="5"/>2.74</text:p>
      <text:p text:style-name="Standard">change Due <text:s text:c="5"/>$7.26</text:p>
      <text:p text:style-name="Standard">pay as: </text:p>
      <text:p text:style-name="Standard"><text:s text:c="17"/>1 Five dollar bill(s)</text:p>
      <text:p text:style-name="Standard"><text:s text:c="17"/>2 One dollar bill(s)</text:p>
      <text:p text:style-name="Standard"><text:s text:c="17"/>1 Quarter(s)</text:p>
      <text:p text:style-name="Standard">Please enter amount due or 0 to quit: <text:s/>0</text:p>
      <text:p text:style-name="Standard">BUILD SUCCESSFUL</text:p>
      <text:p text:style-name="Standard"/>
      <text:p text:style-name="Standard">run:Testing limits of min and max for the cash register </text:p>
      <text:p text:style-name="Standard">This is a cash register enter amount due and amount paid for the largest denominations to pay out.</text:p>
      <text:p text:style-name="Standard">Please enter amount due or 0 to quit: <text:s/>101</text:p>
      <text:p text:style-name="Standard">please enter a amount between 100.0 and 0.0: -1</text:p>
      <text:p text:style-name="Standard">please enter a amount between 100.0 and 0.0: 56</text:p>
      <text:p text:style-name="Standard">Please enter amount paid: 101</text:p>
      <text:p text:style-name="Standard">please enter a amount between 100.0 and 56.0: -1</text:p>
      <text:p text:style-name="Standard">please enter a amount between 100.0 and 56.0: 70.54</text:p>
      <text:p text:style-name="Standard">Amount paid: <text:s text:c="3"/>$70.54</text:p>
      <text:p text:style-name="Standard">Amount due: <text:s text:c="5"/>56.0</text:p>
      <text:p text:style-name="Standard">change Due <text:s text:c="5"/>$14.54</text:p>
      <text:p text:style-name="Standard">pay as: </text:p>
      <text:p text:style-name="Standard"><text:s text:c="17"/>1 Ten dollar bill(s)</text:p>
      <text:p text:style-name="Standard"><text:s text:c="17"/>4 One dollar bill(s)</text:p>
      <text:p text:style-name="Standard"><text:s text:c="17"/>2 Quarter(s)</text:p>
      <text:p text:style-name="Standard"><text:s text:c="17"/>3 Penny(s)</text:p>
      <text:p text:style-name="Standard">Please enter amount due or 0 to quit: <text:s/>0</text:p>
      <text:p text:style-name="Standard">BUILD SUCCESSFUL</text:p>
      <text:p text:style-name="Standard"/>
      <text:p text:style-name="Standard">run: Testing if amount paid is more than amount due</text:p>
      <text:p text:style-name="Standard">This is a cash register enter amount due and amount paid for the largest denominations to pay out.</text:p>
      <text:p text:style-name="Standard">Please enter amount due or 0 to quit: <text:s/>50</text:p>
      <text:p text:style-name="Standard"><text:soft-page-break/>Please enter amount paid: 45</text:p>
      <text:p text:style-name="Standard">please enter a amount between 100.0 and 50.0: 55.45</text:p>
      <text:p text:style-name="Standard">Amount paid: <text:s text:c="3"/>$55.45</text:p>
      <text:p text:style-name="Standard">Amount due: <text:s text:c="5"/>50.0</text:p>
      <text:p text:style-name="Standard">change Due <text:s text:c="5"/>$5.45</text:p>
      <text:p text:style-name="Standard">pay as: </text:p>
      <text:p text:style-name="Standard"><text:s text:c="17"/>1 Five dollar bill(s)</text:p>
      <text:p text:style-name="Standard"><text:s text:c="17"/>1 Quarter(s)</text:p>
      <text:p text:style-name="Standard"><text:s text:c="17"/>2 Dime(s)</text:p>
      <text:p text:style-name="Standard">Please enter amount due or 0 to quit: <text:s/>0</text:p>
      <text:p text:style-name="Standard">BUILD SUCCESSFUL</text:p>
      <text:p text:style-name="Standard"/>
      <text:p text:style-name="Standard">run: Testing if amount due is equal to amount paid</text:p>
      <text:p text:style-name="Standard">This is a cash register enter amount due and amount paid for the largest denominations to pay out.</text:p>
      <text:p text:style-name="Standard">Please enter amount due or 0 to quit: <text:s/>45.45</text:p>
      <text:p text:style-name="Standard">Please enter amount paid: 45.45</text:p>
      <text:p text:style-name="Standard">Amount paid: <text:s text:c="3"/>$45.45</text:p>
      <text:p text:style-name="Standard">Amount due: <text:s text:c="5"/>45.45</text:p>
      <text:p text:style-name="Standard">change Due <text:s text:c="5"/>$0.0</text:p>
      <text:p text:style-name="Standard">Please enter amount due or 0 to quit: <text:s/>0</text:p>
      <text:p text:style-name="Standard">BUILD SUCCESSF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t Gaither</meta:initial-creator>
    <meta:creation-date>2014-04-07T08:57:55</meta:creation-date>
    <dc:date>2014-04-07T21:56:28</dc:date>
    <dc:creator>Brent Gaither</dc:creator>
    <meta:editing-duration>PT12H58M33S</meta:editing-duration>
    <meta:editing-cycles>4</meta:editing-cycles>
    <meta:generator>OpenOffice.org/3.4$Unix OpenOffice.org_project/340m1$Build-9590</meta:generator>
    <meta:document-statistic meta:table-count="0" meta:image-count="0" meta:object-count="0" meta:page-count="2" meta:paragraph-count="67" meta:word-count="376" meta:character-count="2354"/>
  </office:meta>
</office:document-meta>
</file>